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6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2.272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3.073cm"/>
    </style:style>
    <style:style style:name="co10" style:family="table-column">
      <style:table-column-properties fo:break-before="auto" style:column-width="3.129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4.29cm"/>
    </style:style>
    <style:style style:name="co13" style:family="table-column">
      <style:table-column-properties fo:break-before="auto" style:column-width="3.655cm"/>
    </style:style>
    <style:style style:name="co14" style:family="table-column">
      <style:table-column-properties fo:break-before="auto" style:column-width="3.239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4.842cm"/>
    </style:style>
    <style:style style:name="co18" style:family="table-column">
      <style:table-column-properties fo:break-before="auto" style:column-width="1.166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2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0" table:default-cell-style-name="ce2"/>
        <table:table-row table:style-name="ro1">
          <table:table-cell table:style-name="ce1" office:value-type="string">
            <text:p>Earth Surface</text:p>
          </table:table-cell>
          <table:table-cell table:style-name="ce3" office:value-type="float" office:value="510000000">
            <text:p>510000000</text:p>
          </table:table-cell>
          <table:table-cell table:number-columns-repeated="1021"/>
        </table:table-row>
        <table:table-row table:style-name="ro1">
          <table:table-cell office:value-type="string">
            <text:p>Land Surface</text:p>
          </table:table-cell>
          <table:table-cell table:style-name="ce1" table:formula="of:=SUM([.B6:.B19])" office:value-type="float" office:value="135200000">
            <text:p>135200000</text:p>
          </table:table-cell>
          <table:table-cell table:style-name="ce5" table:formula="of:=([.B2]*100)/[.B1]" office:value-type="float" office:value="26.5098039215686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Earth radius</text:p>
          </table:table-cell>
          <table:table-cell table:style-name="ce1" office:value-type="float" office:value="6400">
            <text:p>6400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1"/>
        </table:table-row>
        <table:table-row table:style-name="ro1">
          <table:table-cell office:value-type="string">
            <text:p>Biome</text:p>
          </table:table-cell>
          <table:table-cell table:style-name="ce4" office:value-type="string">
            <text:p>Superficy</text:p>
          </table:table-cell>
          <table:table-cell office:value-type="string">
            <text:p>Min latitude</text:p>
          </table:table-cell>
          <table:table-cell office:value-type="string">
            <text:p>Max latitude</text:p>
          </table:table-cell>
          <table:table-cell office:value-type="string">
            <text:p>Bottom radius</text:p>
          </table:table-cell>
          <table:table-cell office:value-type="string">
            <text:p>Top radius</text:p>
          </table:table-cell>
          <table:table-cell office:value-type="string">
            <text:p>Bottom height</text:p>
          </table:table-cell>
          <table:table-cell office:value-type="string">
            <text:p>Top height</text:p>
          </table:table-cell>
          <table:table-cell office:value-type="string">
            <text:p>Earth surface</text:p>
          </table:table-cell>
          <table:table-cell office:value-type="string">
            <text:p>Land surface</text:p>
          </table:table-cell>
          <table:table-cell office:value-type="string">
            <text:p>Biome probability</text:p>
          </table:table-cell>
          <table:table-cell table:number-columns-repeated="1012"/>
        </table:table-row>
        <table:table-row table:style-name="ro2">
          <table:table-cell office:value-type="string">
            <text:p>Mangrove</text:p>
          </table:table-cell>
          <table:table-cell office:value-type="float" office:value="300000">
            <text:p>300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$B$3]*COS(([.C6]*2*PI())/360)" office:value-type="float" office:value="6400">
            <text:p>6400</text:p>
          </table:table-cell>
          <table:table-cell table:formula="of:=[.$B$3]*COS(([.D6]*2*PI())/360)" office:value-type="float" office:value="5542.56258422041">
            <text:p>5543</text:p>
          </table:table-cell>
          <table:table-cell table:formula="of:=[.$B$3]-[.$B$3]*SIN(([.C6]*2*PI())/360)" office:value-type="float" office:value="6400">
            <text:p>6400</text:p>
          </table:table-cell>
          <table:table-cell table:formula="of:=[.$B$3]-[.$B$3]*SIN(([.D6]*2*PI())/360)" office:value-type="float" office:value="3200">
            <text:p>3200</text:p>
          </table:table-cell>
          <table:table-cell table:formula="of:=2*(2*PI()*([.E6]*[.G6])-2*PI()*([.F6]*[.H6]))" office:value-type="float" office:value="291838874.487051">
            <text:p>291838874</text:p>
          </table:table-cell>
          <table:table-cell table:formula="of:=([.$C$2]*[.I6])/100" office:value-type="float" office:value="77365913.39343">
            <text:p>77365913</text:p>
          </table:table-cell>
          <table:table-cell table:style-name="ce6" table:formula="of:=([.B6]*100)/[.J6]" office:value-type="float" office:value="0.387767670336167">
            <text:p>0,39</text:p>
          </table:table-cell>
          <table:table-cell table:number-columns-repeated="1012"/>
        </table:table-row>
        <table:table-row table:style-name="ro1">
          <table:table-cell office:value-type="string">
            <text:p>Tropical coniferous forest</text:p>
          </table:table-cell>
          <table:table-cell office:value-type="float" office:value="700000">
            <text:p>70000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$B$3]*COS(([.C7]*2*PI())/360)" office:value-type="float" office:value="6375.64606778717">
            <text:p>6376</text:p>
          </table:table-cell>
          <table:table-cell table:formula="of:=[.$B$3]*COS(([.D7]*2*PI())/360)" office:value-type="float" office:value="5242.57308344955">
            <text:p>5243</text:p>
          </table:table-cell>
          <table:table-cell table:formula="of:=[.$B$3]-[.$B$3]*SIN(([.C7]*2*PI())/360)" office:value-type="float" office:value="5842.20324641499">
            <text:p>5842</text:p>
          </table:table-cell>
          <table:table-cell table:formula="of:=[.$B$3]-[.$B$3]*SIN(([.D7]*2*PI())/360)" office:value-type="float" office:value="2729.1108073533">
            <text:p>2729</text:p>
          </table:table-cell>
          <table:table-cell table:formula="of:=2*(2*PI()*([.E7]*[.G7])-2*PI()*([.F7]*[.H7]))" office:value-type="float" office:value="288275775.155684">
            <text:p>288275775</text:p>
          </table:table-cell>
          <table:table-cell table:formula="of:=([.$C$2]*[.I7])/100" office:value-type="float" office:value="76421342.7471539">
            <text:p>76421343</text:p>
          </table:table-cell>
          <table:table-cell table:style-name="ce6" table:formula="of:=([.B7]*100)/[.J7]" office:value-type="float" office:value="0.915974484138555">
            <text:p>0,92</text:p>
          </table:table-cell>
          <table:table-cell table:number-columns-repeated="1012"/>
        </table:table-row>
        <table:table-row table:style-name="ro1">
          <table:table-cell office:value-type="string">
            <text:p>Flooded grassland</text:p>
          </table:table-cell>
          <table:table-cell office:value-type="float" office:value="1100000">
            <text:p>110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$B$3]*COS(([.C8]*2*PI())/360)" office:value-type="float" office:value="6400">
            <text:p>6400</text:p>
          </table:table-cell>
          <table:table-cell table:formula="of:=[.$B$3]*COS(([.D8]*2*PI())/360)" office:value-type="float" office:value="4113.84070199385">
            <text:p>4114</text:p>
          </table:table-cell>
          <table:table-cell table:formula="of:=[.$B$3]-[.$B$3]*SIN(([.C8]*2*PI())/360)" office:value-type="float" office:value="6400">
            <text:p>6400</text:p>
          </table:table-cell>
          <table:table-cell table:formula="of:=[.$B$3]-[.$B$3]*SIN(([.D8]*2*PI())/360)" office:value-type="float" office:value="1497.31556403854">
            <text:p>1497</text:p>
          </table:table-cell>
          <table:table-cell table:formula="of:=2*(2*PI()*([.E8]*[.G8])-2*PI()*([.F8]*[.H8]))" office:value-type="float" office:value="437313244.727006">
            <text:p>437313245</text:p>
          </table:table-cell>
          <table:table-cell table:formula="of:=([.$C$2]*[.I8])/100" office:value-type="float" office:value="115930883.700179">
            <text:p>115930884</text:p>
          </table:table-cell>
          <table:table-cell table:style-name="ce6" table:formula="of:=([.B8]*100)/[.J8]" office:value-type="float" office:value="0.948841210289423">
            <text:p>0,95</text:p>
          </table:table-cell>
          <table:table-cell table:number-columns-repeated="1012"/>
        </table:table-row>
        <table:table-row table:style-name="ro1">
          <table:table-cell office:value-type="string">
            <text:p>Tropical broadleaf forest</text:p>
          </table:table-cell>
          <table:table-cell office:value-type="float" office:value="3000000">
            <text:p>3000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$B$3]*COS(([.C9]*2*PI())/360)" office:value-type="float" office:value="6400">
            <text:p>6400</text:p>
          </table:table-cell>
          <table:table-cell table:formula="of:=[.$B$3]*COS(([.D9]*2*PI())/360)" office:value-type="float" office:value="5542.56258422041">
            <text:p>5543</text:p>
          </table:table-cell>
          <table:table-cell table:formula="of:=[.$B$3]-[.$B$3]*SIN(([.C9]*2*PI())/360)" office:value-type="float" office:value="6400">
            <text:p>6400</text:p>
          </table:table-cell>
          <table:table-cell table:formula="of:=[.$B$3]-[.$B$3]*SIN(([.D9]*2*PI())/360)" office:value-type="float" office:value="3200">
            <text:p>3200</text:p>
          </table:table-cell>
          <table:table-cell table:formula="of:=2*(2*PI()*([.E9]*[.G9])-2*PI()*([.F9]*[.H9]))" office:value-type="float" office:value="291838874.487051">
            <text:p>291838874</text:p>
          </table:table-cell>
          <table:table-cell table:formula="of:=([.$C$2]*[.I9])/100" office:value-type="float" office:value="77365913.39343">
            <text:p>77365913</text:p>
          </table:table-cell>
          <table:table-cell table:style-name="ce6" table:formula="of:=([.B9]*100)/[.J9]" office:value-type="float" office:value="3.87767670336167">
            <text:p>3,88</text:p>
          </table:table-cell>
          <table:table-cell table:number-columns-repeated="1012"/>
        </table:table-row>
        <table:table-row table:style-name="ro1">
          <table:table-cell office:value-type="string">
            <text:p>Montane grassland</text:p>
          </table:table-cell>
          <table:table-cell office:value-type="float" office:value="5200000">
            <text:p>52000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$B$3]*COS(([.C10]*2*PI())/360)" office:value-type="float" office:value="6400">
            <text:p>6400</text:p>
          </table:table-cell>
          <table:table-cell table:formula="of:=[.$B$3]*COS(([.D10]*2*PI())/360)" office:value-type="float" office:value="3670.8891926467">
            <text:p>3671</text:p>
          </table:table-cell>
          <table:table-cell table:formula="of:=[.$B$3]-[.$B$3]*SIN(([.C10]*2*PI())/360)" office:value-type="float" office:value="6400">
            <text:p>6400</text:p>
          </table:table-cell>
          <table:table-cell table:formula="of:=[.$B$3]-[.$B$3]*SIN(([.D10]*2*PI())/360)" office:value-type="float" office:value="1157.42691655045">
            <text:p>1157</text:p>
          </table:table-cell>
          <table:table-cell table:formula="of:=2*(2*PI()*([.E10]*[.G10])-2*PI()*([.F10]*[.H10]))" office:value-type="float" office:value="461326721.339213">
            <text:p>461326721</text:p>
          </table:table-cell>
          <table:table-cell table:formula="of:=([.$C$2]*[.I10])/100" office:value-type="float" office:value="122296809.264827">
            <text:p>122296809</text:p>
          </table:table-cell>
          <table:table-cell table:style-name="ce6" table:formula="of:=([.B10]*100)/[.J10]" office:value-type="float" office:value="4.25195066924412">
            <text:p>4,25</text:p>
          </table:table-cell>
          <table:table-cell table:number-columns-repeated="1012"/>
        </table:table-row>
        <table:table-row table:style-name="ro1">
          <table:table-cell office:value-type="string">
            <text:p>Temperate coniferous forest</text:p>
          </table:table-cell>
          <table:table-cell office:value-type="float" office:value="4100000">
            <text:p>41000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table:formula="of:=[.$B$3]*COS(([.C11]*2*PI())/360)" office:value-type="float" office:value="5800.36983703456">
            <text:p>5800</text:p>
          </table:table-cell>
          <table:table-cell table:formula="of:=[.$B$3]*COS(([.D11]*2*PI())/360)" office:value-type="float" office:value="2188.92891728428">
            <text:p>2189</text:p>
          </table:table-cell>
          <table:table-cell table:formula="of:=[.$B$3]-[.$B$3]*SIN(([.C11]*2*PI())/360)" office:value-type="float" office:value="3695.24312485952">
            <text:p>3695</text:p>
          </table:table-cell>
          <table:table-cell table:formula="of:=[.$B$3]-[.$B$3]*SIN(([.D11]*2*PI())/360)" office:value-type="float" office:value="385.967226970187">
            <text:p>386</text:p>
          </table:table-cell>
          <table:table-cell table:formula="of:=2*(2*PI()*([.E11]*[.G11])-2*PI()*([.F11]*[.H11]))" office:value-type="float" office:value="258728023.619317">
            <text:p>258728024</text:p>
          </table:table-cell>
          <table:table-cell table:formula="of:=([.$C$2]*[.I11])/100" office:value-type="float" office:value="68588291.7516306">
            <text:p>68588292</text:p>
          </table:table-cell>
          <table:table-cell table:style-name="ce6" table:formula="of:=([.B11]*100)/[.J11]" office:value-type="float" office:value="5.97769662327613">
            <text:p>5,98</text:p>
          </table:table-cell>
          <table:table-cell table:number-columns-repeated="1012"/>
        </table:table-row>
        <table:table-row table:style-name="ro1">
          <table:table-cell office:value-type="string">
            <text:p>Mediterannean forest</text:p>
          </table:table-cell>
          <table:table-cell office:value-type="float" office:value="3200000">
            <text:p>320000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$B$3]*COS(([.C12]*2*PI())/360)" office:value-type="float" office:value="5542.56258422041">
            <text:p>5543</text:p>
          </table:table-cell>
          <table:table-cell table:formula="of:=[.$B$3]*COS(([.D12]*2*PI())/360)" office:value-type="float" office:value="4525.4833995939">
            <text:p>4525</text:p>
          </table:table-cell>
          <table:table-cell table:formula="of:=[.$B$3]-[.$B$3]*SIN(([.C12]*2*PI())/360)" office:value-type="float" office:value="3200">
            <text:p>3200</text:p>
          </table:table-cell>
          <table:table-cell table:formula="of:=[.$B$3]-[.$B$3]*SIN(([.D12]*2*PI())/360)" office:value-type="float" office:value="1874.5166004061">
            <text:p>1875</text:p>
          </table:table-cell>
          <table:table-cell table:formula="of:=2*(2*PI()*([.E12]*[.G12])-2*PI()*([.F12]*[.H12]))" office:value-type="float" office:value="116277965.765243">
            <text:p>116277966</text:p>
          </table:table-cell>
          <table:table-cell table:formula="of:=([.$C$2]*[.I12])/100" office:value-type="float" office:value="30825060.7283547">
            <text:p>30825061</text:p>
          </table:table-cell>
          <table:table-cell table:style-name="ce6" table:formula="of:=([.B12]*100)/[.J12]" office:value-type="float" office:value="10.3811636518739">
            <text:p>10,38</text:p>
          </table:table-cell>
          <table:table-cell table:number-columns-repeated="1012"/>
        </table:table-row>
        <table:table-row table:style-name="ro1">
          <table:table-cell office:value-type="string">
            <text:p>Temperate grassland</text:p>
          </table:table-cell>
          <table:table-cell office:value-type="float" office:value="10100000">
            <text:p>1010000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formula="of:=[.$B$3]*COS(([.C13]*2*PI())/360)" office:value-type="float" office:value="5800.36983703456">
            <text:p>5800</text:p>
          </table:table-cell>
          <table:table-cell table:formula="of:=[.$B$3]*COS(([.D13]*2*PI())/360)" office:value-type="float" office:value="3200">
            <text:p>3200</text:p>
          </table:table-cell>
          <table:table-cell table:formula="of:=[.$B$3]-[.$B$3]*SIN(([.C13]*2*PI())/360)" office:value-type="float" office:value="3695.24312485952">
            <text:p>3695</text:p>
          </table:table-cell>
          <table:table-cell table:formula="of:=[.$B$3]-[.$B$3]*SIN(([.D13]*2*PI())/360)" office:value-type="float" office:value="857.437415779593">
            <text:p>857</text:p>
          </table:table-cell>
          <table:table-cell table:formula="of:=2*(2*PI()*([.E13]*[.G13])-2*PI()*([.F13]*[.H13]))" office:value-type="float" office:value="234865178.151059">
            <text:p>234865178</text:p>
          </table:table-cell>
          <table:table-cell table:formula="of:=([.$C$2]*[.I13])/100" office:value-type="float" office:value="62262298.2078885">
            <text:p>62262298</text:p>
          </table:table-cell>
          <table:table-cell table:style-name="ce6" table:formula="of:=([.B13]*100)/[.J13]" office:value-type="float" office:value="16.2216948148572">
            <text:p>16,22</text:p>
          </table:table-cell>
          <table:table-cell table:number-columns-repeated="1012"/>
        </table:table-row>
        <table:table-row table:style-name="ro1">
          <table:table-cell office:value-type="string">
            <text:p>Temperate broadleaf forest</text:p>
          </table:table-cell>
          <table:table-cell office:value-type="float" office:value="12800000">
            <text:p>1280000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table:formula="of:=[.$B$3]*COS(([.C14]*2*PI())/360)" office:value-type="float" office:value="5800.36983703456">
            <text:p>5800</text:p>
          </table:table-cell>
          <table:table-cell table:formula="of:=[.$B$3]*COS(([.D14]*2*PI())/360)" office:value-type="float" office:value="3200">
            <text:p>3200</text:p>
          </table:table-cell>
          <table:table-cell table:formula="of:=[.$B$3]-[.$B$3]*SIN(([.C14]*2*PI())/360)" office:value-type="float" office:value="3695.24312485952">
            <text:p>3695</text:p>
          </table:table-cell>
          <table:table-cell table:formula="of:=[.$B$3]-[.$B$3]*SIN(([.D14]*2*PI())/360)" office:value-type="float" office:value="857.437415779593">
            <text:p>857</text:p>
          </table:table-cell>
          <table:table-cell table:formula="of:=2*(2*PI()*([.E14]*[.G14])-2*PI()*([.F14]*[.H14]))" office:value-type="float" office:value="234865178.151059">
            <text:p>234865178</text:p>
          </table:table-cell>
          <table:table-cell table:formula="of:=([.$C$2]*[.I14])/100" office:value-type="float" office:value="62262298.2078885">
            <text:p>62262298</text:p>
          </table:table-cell>
          <table:table-cell table:style-name="ce6" table:formula="of:=([.B14]*100)/[.J14]" office:value-type="float" office:value="20.5581874881359">
            <text:p>20,56</text:p>
          </table:table-cell>
          <table:table-cell table:number-columns-repeated="1012"/>
        </table:table-row>
        <table:table-row table:style-name="ro1">
          <table:table-cell office:value-type="string">
            <text:p>Desert</text:p>
          </table:table-cell>
          <table:table-cell office:value-type="float" office:value="27900000">
            <text:p>27900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.$B$3]*COS(([.C15]*2*PI())/360)" office:value-type="float" office:value="6400">
            <text:p>6400</text:p>
          </table:table-cell>
          <table:table-cell table:formula="of:=[.$B$3]*COS(([.D15]*2*PI())/360)" office:value-type="float" office:value="4113.84070199385">
            <text:p>4114</text:p>
          </table:table-cell>
          <table:table-cell table:formula="of:=[.$B$3]-[.$B$3]*SIN(([.C15]*2*PI())/360)" office:value-type="float" office:value="6400">
            <text:p>6400</text:p>
          </table:table-cell>
          <table:table-cell table:formula="of:=[.$B$3]-[.$B$3]*SIN(([.D15]*2*PI())/360)" office:value-type="float" office:value="1497.31556403854">
            <text:p>1497</text:p>
          </table:table-cell>
          <table:table-cell table:formula="of:=2*(2*PI()*([.E15]*[.G15])-2*PI()*([.F15]*[.H15]))" office:value-type="float" office:value="437313244.727006">
            <text:p>437313245</text:p>
          </table:table-cell>
          <table:table-cell table:formula="of:=([.$C$2]*[.I15])/100" office:value-type="float" office:value="115930883.700179">
            <text:p>115930884</text:p>
          </table:table-cell>
          <table:table-cell table:style-name="ce6" table:formula="of:=([.B15]*100)/[.J15]" office:value-type="float" office:value="24.0660634246135">
            <text:p>24,07</text:p>
          </table:table-cell>
          <table:table-cell table:number-columns-repeated="1012"/>
        </table:table-row>
        <table:table-row table:style-name="ro1">
          <table:table-cell office:value-type="string">
            <text:p>Tropical rainforest</text:p>
          </table:table-cell>
          <table:table-cell office:value-type="float" office:value="19800000">
            <text:p>19800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$B$3]*COS(([.C16]*2*PI())/360)" office:value-type="float" office:value="6400">
            <text:p>6400</text:p>
          </table:table-cell>
          <table:table-cell table:formula="of:=[.$B$3]*COS(([.D16]*2*PI())/360)" office:value-type="float" office:value="5542.56258422041">
            <text:p>5543</text:p>
          </table:table-cell>
          <table:table-cell table:formula="of:=[.$B$3]-[.$B$3]*SIN(([.C16]*2*PI())/360)" office:value-type="float" office:value="6400">
            <text:p>6400</text:p>
          </table:table-cell>
          <table:table-cell table:formula="of:=[.$B$3]-[.$B$3]*SIN(([.D16]*2*PI())/360)" office:value-type="float" office:value="3200">
            <text:p>3200</text:p>
          </table:table-cell>
          <table:table-cell table:formula="of:=2*(2*PI()*([.E16]*[.G16])-2*PI()*([.F16]*[.H16]))" office:value-type="float" office:value="291838874.487051">
            <text:p>291838874</text:p>
          </table:table-cell>
          <table:table-cell table:formula="of:=([.$C$2]*[.I16])/100" office:value-type="float" office:value="77365913.39343">
            <text:p>77365913</text:p>
          </table:table-cell>
          <table:table-cell table:style-name="ce6" table:formula="of:=([.B16]*100)/[.J16]" office:value-type="float" office:value="25.592666242187">
            <text:p>25,59</text:p>
          </table:table-cell>
          <table:table-cell table:number-columns-repeated="1012"/>
        </table:table-row>
        <table:table-row table:style-name="ro1">
          <table:table-cell office:value-type="string">
            <text:p>Tropical grassland</text:p>
          </table:table-cell>
          <table:table-cell office:value-type="float" office:value="20200000">
            <text:p>20200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$B$3]*COS(([.C17]*2*PI())/360)" office:value-type="float" office:value="6400">
            <text:p>6400</text:p>
          </table:table-cell>
          <table:table-cell table:formula="of:=[.$B$3]*COS(([.D17]*2*PI())/360)" office:value-type="float" office:value="5542.56258422041">
            <text:p>5543</text:p>
          </table:table-cell>
          <table:table-cell table:formula="of:=[.$B$3]-[.$B$3]*SIN(([.C17]*2*PI())/360)" office:value-type="float" office:value="6400">
            <text:p>6400</text:p>
          </table:table-cell>
          <table:table-cell table:formula="of:=[.$B$3]-[.$B$3]*SIN(([.D17]*2*PI())/360)" office:value-type="float" office:value="3200">
            <text:p>3200</text:p>
          </table:table-cell>
          <table:table-cell table:formula="of:=2*(2*PI()*([.E17]*[.G17])-2*PI()*([.F17]*[.H17]))" office:value-type="float" office:value="291838874.487051">
            <text:p>291838874</text:p>
          </table:table-cell>
          <table:table-cell table:formula="of:=([.$C$2]*[.I17])/100" office:value-type="float" office:value="77365913.39343">
            <text:p>77365913</text:p>
          </table:table-cell>
          <table:table-cell table:style-name="ce6" table:formula="of:=([.B17]*100)/[.J17]" office:value-type="float" office:value="26.1096898026352">
            <text:p>26,11</text:p>
          </table:table-cell>
          <table:table-cell table:number-columns-repeated="1012"/>
        </table:table-row>
        <table:table-row table:style-name="ro1">
          <table:table-cell office:value-type="string">
            <text:p>Taiga</text:p>
          </table:table-cell>
          <table:table-cell office:value-type="float" office:value="15100000">
            <text:p>1510000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table:formula="of:=[.$B$3]*COS(([.C18]*2*PI())/360)" office:value-type="float" office:value="4525.4833995939">
            <text:p>4525</text:p>
          </table:table-cell>
          <table:table-cell table:formula="of:=[.$B$3]*COS(([.D18]*2*PI())/360)" office:value-type="float" office:value="2188.92891728428">
            <text:p>2189</text:p>
          </table:table-cell>
          <table:table-cell table:formula="of:=[.$B$3]-[.$B$3]*SIN(([.C18]*2*PI())/360)" office:value-type="float" office:value="1874.5166004061">
            <text:p>1875</text:p>
          </table:table-cell>
          <table:table-cell table:formula="of:=[.$B$3]-[.$B$3]*SIN(([.D18]*2*PI())/360)" office:value-type="float" office:value="385.967226970187">
            <text:p>386</text:p>
          </table:table-cell>
          <table:table-cell table:formula="of:=2*(2*PI()*([.E18]*[.G18])-2*PI()*([.F18]*[.H18]))" office:value-type="float" office:value="95984941.2751401">
            <text:p>95984941</text:p>
          </table:table-cell>
          <table:table-cell table:formula="of:=([.$C$2]*[.I18])/100" office:value-type="float" office:value="25445419.7262724">
            <text:p>25445420</text:p>
          </table:table-cell>
          <table:table-cell table:style-name="ce6" table:formula="of:=([.B18]*100)/[.J18]" office:value-type="float" office:value="59.3427035688046">
            <text:p>59,34</text:p>
          </table:table-cell>
          <table:table-cell table:number-columns-repeated="1012"/>
        </table:table-row>
        <table:table-row table:style-name="ro1">
          <table:table-cell office:value-type="string">
            <text:p>Tundra</text:p>
          </table:table-cell>
          <table:table-cell office:value-type="float" office:value="11700000">
            <text:p>1170000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formula="of:=[.$B$3]*COS(([.C19]*2*PI())/360)" office:value-type="float" office:value="3670.8891926467">
            <text:p>3671</text:p>
          </table:table-cell>
          <table:table-cell table:formula="of:=[.$B$3]*COS(([.D19]*2*PI())/360)" office:value-type="float" office:value="557.796753585012">
            <text:p>558</text:p>
          </table:table-cell>
          <table:table-cell table:formula="of:=[.$B$3]-[.$B$3]*SIN(([.C19]*2*PI())/360)" office:value-type="float" office:value="1157.42691655045">
            <text:p>1157</text:p>
          </table:table-cell>
          <table:table-cell table:formula="of:=[.$B$3]-[.$B$3]*SIN(([.D19]*2*PI())/360)" office:value-type="float" office:value="24.3539322128281">
            <text:p>24</text:p>
          </table:table-cell>
          <table:table-cell table:formula="of:=2*(2*PI()*([.E19]*[.G19])-2*PI()*([.F19]*[.H19]))" office:value-type="float" office:value="53221110.6063192">
            <text:p>53221111</text:p>
          </table:table-cell>
          <table:table-cell table:formula="of:=([.$C$2]*[.I19])/100" office:value-type="float" office:value="14108812.0666164">
            <text:p>14108812</text:p>
          </table:table-cell>
          <table:table-cell table:style-name="ce6" table:formula="of:=([.B19]*100)/[.J19]" office:value-type="float" office:value="82.9268966427301">
            <text:p>82,93</text:p>
          </table:table-cell>
          <table:table-cell table:number-columns-repeated="1012"/>
        </table:table-row>
        <table:table-row table:style-name="ro2">
          <table:table-cell table:style-name="ce1"/>
          <table:table-cell table:number-columns-repeated="1022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5:Feuille1.K19">
          <table:sort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 style:data-style-name="N2" text:time-value="0000-00-00T17:24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22:42:15</meta:creation-date>
    <dc:date>2012-12-29T20:54:35</dc:date>
    <meta:editing-duration>PT2M30S</meta:editing-duration>
    <meta:editing-cycles>2</meta:editing-cycles>
    <meta:generator>LibreOffice/3.6$Linux_X86_64 LibreOffice_project/360m1$Build-3</meta:generator>
    <meta:document-statistic meta:table-count="1" meta:cell-count="172" meta:object-count="0"/>
  </office:meta>
</office:document-meta>
</file>